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3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row table:style-name="ro1">
          <table:table-cell office:value-type="string">
            <text:p>AF n┬░ </text:p>
          </table:table-cell>
          <table:table-cell office:value-type="string">
            <text:p>Port &amp; Pin </text:p>
          </table:table-cell>
          <table:table-cell office:value-type="string">
            <text:p>AF0 </text:p>
          </table:table-cell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office:value-type="string">
            <text:p>AF8 </text:p>
          </table:table-cell>
          <table:table-cell office:value-type="string">
            <text:p>AF9 </text:p>
          </table:table-cell>
          <table:table-cell office:value-type="string">
            <text:p>AF10 </text:p>
          </table:table-cell>
          <table:table-cell office:value-type="string">
            <text:p>AF11 </text:p>
          </table:table-cell>
          <table:table-cell office:value-type="string">
            <text:p>AF12 </text:p>
          </table:table-cell>
          <table:table-cell office:value-type="string">
            <text:p>AF13</text:p>
          </table:table-cell>
          <table:table-cell office:value-type="string">
            <text:p>AF14 </text:p>
          </table:table-cell>
          <table:table-cell office:value-type="string">
            <text:p>AF15 </text:p>
          </table:table-cell>
          <table:table-cell office:value-type="string">
            <text:p>Name 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0 </text:p>
          </table:table-cell>
          <table:table-cell/>
          <table:table-cell office:value-type="string">
            <text:p>TIM2_ CH1_ ETR </text:p>
          </table:table-cell>
          <table:table-cell/>
          <table:table-cell office:value-type="string">
            <text:p>TSC_ G1_IO1 </text:p>
          </table:table-cell>
          <table:table-cell table:number-columns-repeated="3"/>
          <table:table-cell office:value-type="string">
            <text:p>USART2 _CTS </text:p>
          </table:table-cell>
          <table:table-cell office:value-type="string">
            <text:p>COMP1 _OUT </text:p>
          </table:table-cell>
          <table:table-cell office:value-type="string">
            <text:p>TIM8_ BKIN </text:p>
          </table:table-cell>
          <table:table-cell office:value-type="string">
            <text:p>TIM8_ ETR </text:p>
          </table:table-cell>
          <table:table-cell table:number-columns-repeated="4"/>
          <table:table-cell office:value-type="string">
            <text:p>EVENT OUT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1 </text:p>
          </table:table-cell>
          <table:table-cell/>
          <table:table-cell office:value-type="string">
            <text:p>TIM2_ CH2 </text:p>
          </table:table-cell>
          <table:table-cell/>
          <table:table-cell office:value-type="string">
            <text:p>TSC_ G1_IO2 </text:p>
          </table:table-cell>
          <table:table-cell table:number-columns-repeated="3"/>
          <table:table-cell office:value-type="string">
            <text:p>USART2 _RTS </text:p>
          </table:table-cell>
          <table:table-cell/>
          <table:table-cell office:value-type="string">
            <text:p>TIM15_ CH1N </text:p>
          </table:table-cell>
          <table:table-cell table:number-columns-repeated="5"/>
          <table:table-cell office:value-type="string">
            <text:p>EVENT OUT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2 </text:p>
          </table:table-cell>
          <table:table-cell/>
          <table:table-cell office:value-type="string">
            <text:p>TIM2_ CH3 </text:p>
          </table:table-cell>
          <table:table-cell/>
          <table:table-cell office:value-type="string">
            <text:p>TSC_ G1_IO3 </text:p>
          </table:table-cell>
          <table:table-cell table:number-columns-repeated="3"/>
          <table:table-cell office:value-type="string">
            <text:p>USART2 _TX </text:p>
          </table:table-cell>
          <table:table-cell office:value-type="string">
            <text:p>COMP2 _OUT </text:p>
          </table:table-cell>
          <table:table-cell office:value-type="string">
            <text:p>TIM15_ CH1 </text:p>
          </table:table-cell>
          <table:table-cell table:number-columns-repeated="5"/>
          <table:table-cell office:value-type="string">
            <text:p>EVENT OUT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3 </text:p>
          </table:table-cell>
          <table:table-cell/>
          <table:table-cell office:value-type="string">
            <text:p>TIM2_ CH4 </text:p>
          </table:table-cell>
          <table:table-cell/>
          <table:table-cell office:value-type="string">
            <text:p>TSC_ G1_IO4 </text:p>
          </table:table-cell>
          <table:table-cell table:number-columns-repeated="3"/>
          <table:table-cell office:value-type="string">
            <text:p>USART2 _RX </text:p>
          </table:table-cell>
          <table:table-cell/>
          <table:table-cell office:value-type="string">
            <text:p>TIM15_ CH2 </text:p>
          </table:table-cell>
          <table:table-cell table:number-columns-repeated="5"/>
          <table:table-cell office:value-type="string">
            <text:p>EVENT OUT </text:p>
          </table:table-cell>
          <table:table-cell table:number-columns-repeated="7"/>
          <table:table-cell office:value-type="string">
            <text:p>SPI3_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4 </text:p>
          </table:table-cell>
          <table:table-cell table:number-columns-repeated="2"/>
          <table:table-cell office:value-type="string">
            <text:p>TIM3_ CH2 </text:p>
          </table:table-cell>
          <table:table-cell office:value-type="string">
            <text:p>TSC_ G2_IO1 </text:p>
          </table:table-cell>
          <table:table-cell/>
          <table:table-cell office:value-type="string">
            <text:p>SPI1_ NSS </text:p>
          </table:table-cell>
          <table:table-cell office:value-type="string">
            <text:p>NSS/ I2S3_ </text:p>
          </table:table-cell>
          <table:table-cell office:value-type="string">
            <text:p>USART2 _CK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7"/>
          <table:table-cell office:value-type="string">
            <text:p>WS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5 </text:p>
          </table:table-cell>
          <table:table-cell/>
          <table:table-cell office:value-type="string">
            <text:p>TIM2_ CH1_ ETR </text:p>
          </table:table-cell>
          <table:table-cell/>
          <table:table-cell office:value-type="string">
            <text:p>TSC_ G2_IO2 </text:p>
          </table:table-cell>
          <table:table-cell/>
          <table:table-cell office:value-type="string">
            <text:p>SPI1_ SCK </text:p>
          </table:table-cell>
          <table:table-cell table:number-columns-repeated="9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6 </text:p>
          </table:table-cell>
          <table:table-cell/>
          <table:table-cell office:value-type="string">
            <text:p>TIM16_CH1 </text:p>
          </table:table-cell>
          <table:table-cell office:value-type="string">
            <text:p>TIM3_ CH1 </text:p>
          </table:table-cell>
          <table:table-cell office:value-type="string">
            <text:p>TSC_ G2_IO3 </text:p>
          </table:table-cell>
          <table:table-cell office:value-type="string">
            <text:p>TIM8_ BKIN </text:p>
          </table:table-cell>
          <table:table-cell office:value-type="string">
            <text:p>SPI1_ MISO </text:p>
          </table:table-cell>
          <table:table-cell office:value-type="string">
            <text:p>TIM1_ BKIN </text:p>
          </table:table-cell>
          <table:table-cell/>
          <table:table-cell office:value-type="string">
            <text:p>COMP1 _OUT </text:p>
          </table:table-cell>
          <table:table-cell table:number-columns-repeated="6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7 </text:p>
          </table:table-cell>
          <table:table-cell/>
          <table:table-cell office:value-type="string">
            <text:p>TIM17_CH1 </text:p>
          </table:table-cell>
          <table:table-cell office:value-type="string">
            <text:p>TIM3_ CH2 </text:p>
          </table:table-cell>
          <table:table-cell office:value-type="string">
            <text:p>TSC_ G2_IO4 </text:p>
          </table:table-cell>
          <table:table-cell office:value-type="string">
            <text:p>TIM8_ CH1N </text:p>
          </table:table-cell>
          <table:table-cell office:value-type="string">
            <text:p>SPI1_ MOSI </text:p>
          </table:table-cell>
          <table:table-cell office:value-type="string">
            <text:p>TIM1_ CH1N </text:p>
          </table:table-cell>
          <table:table-cell/>
          <table:table-cell office:value-type="string">
            <text:p>COMP2 _OUT </text:p>
          </table:table-cell>
          <table:table-cell table:number-columns-repeated="6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8 </text:p>
          </table:table-cell>
          <table:table-cell office:value-type="string">
            <text:p>MCO </text:p>
          </table:table-cell>
          <table:table-cell table:number-columns-repeated="3"/>
          <table:table-cell office:value-type="string">
            <text:p>I2C2_ SMBA </text:p>
          </table:table-cell>
          <table:table-cell office:value-type="string">
            <text:p>I2S2_ MCK </text:p>
          </table:table-cell>
          <table:table-cell office:value-type="string">
            <text:p>TIM1_ CH1 </text:p>
          </table:table-cell>
          <table:table-cell office:value-type="string">
            <text:p>USART1 _CK </text:p>
          </table:table-cell>
          <table:table-cell office:value-type="string">
            <text:p>COMP3 _OUT </text:p>
          </table:table-cell>
          <table:table-cell/>
          <table:table-cell office:value-type="string">
            <text:p>TIM4_ ETR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9 </text:p>
          </table:table-cell>
          <table:table-cell table:number-columns-repeated="3"/>
          <table:table-cell office:value-type="string">
            <text:p>TSC_ G4_IO1 </text:p>
          </table:table-cell>
          <table:table-cell office:value-type="string">
            <text:p>I2C2_ SCL </text:p>
          </table:table-cell>
          <table:table-cell office:value-type="string">
            <text:p>I2S3_ MCK </text:p>
          </table:table-cell>
          <table:table-cell office:value-type="string">
            <text:p>TIM1_ CH2 </text:p>
          </table:table-cell>
          <table:table-cell office:value-type="string">
            <text:p>USART1 _TX </text:p>
          </table:table-cell>
          <table:table-cell office:value-type="string">
            <text:p>COMP5 _OUT </text:p>
          </table:table-cell>
          <table:table-cell office:value-type="string">
            <text:p>TIM15_ BKIN </text:p>
          </table:table-cell>
          <table:table-cell office:value-type="string">
            <text:p>TIM2_ CH3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0 </text:p>
          </table:table-cell>
          <table:table-cell/>
          <table:table-cell office:value-type="string">
            <text:p>TIM17_ BKIN </text:p>
          </table:table-cell>
          <table:table-cell/>
          <table:table-cell office:value-type="string">
            <text:p>TSC_ G4_IO2 </text:p>
          </table:table-cell>
          <table:table-cell office:value-type="string">
            <text:p>I2C2_ SDA </text:p>
          </table:table-cell>
          <table:table-cell/>
          <table:table-cell office:value-type="string">
            <text:p>TIM1_ CH3 </text:p>
          </table:table-cell>
          <table:table-cell office:value-type="string">
            <text:p>USART1 _RX </text:p>
          </table:table-cell>
          <table:table-cell office:value-type="string">
            <text:p>COMP6 _OUT </text:p>
          </table:table-cell>
          <table:table-cell/>
          <table:table-cell office:value-type="string">
            <text:p>TIM2_ CH4 </text:p>
          </table:table-cell>
          <table:table-cell office:value-type="string">
            <text:p>TIM8_ BKIN </text:p>
          </table:table-cell>
          <table:table-cell table:number-columns-repeated="3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1 </text:p>
          </table:table-cell>
          <table:table-cell table:number-columns-repeated="6"/>
          <table:table-cell office:value-type="string">
            <text:p>TIM1_ CH1N </text:p>
          </table:table-cell>
          <table:table-cell office:value-type="string">
            <text:p>USART1 _CTS </text:p>
          </table:table-cell>
          <table:table-cell office:value-type="string">
            <text:p>COMP1 _OUT </text:p>
          </table:table-cell>
          <table:table-cell office:value-type="string">
            <text:p>CAN_RX </text:p>
          </table:table-cell>
          <table:table-cell office:value-type="string">
            <text:p>TIM4_ CH1 </text:p>
          </table:table-cell>
          <table:table-cell office:value-type="string">
            <text:p>TIM1_ CH4 </text:p>
          </table:table-cell>
          <table:table-cell office:value-type="string">
            <text:p>TIM1_ BKIN2 </text:p>
          </table:table-cell>
          <table:table-cell/>
          <table:table-cell office:value-type="string">
            <text:p>USBDM </text:p>
          </table:table-cell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2 </text:p>
          </table:table-cell>
          <table:table-cell/>
          <table:table-cell office:value-type="string">
            <text:p>TIM16_ CH1 </text:p>
          </table:table-cell>
          <table:table-cell table:number-columns-repeated="4"/>
          <table:table-cell office:value-type="string">
            <text:p>TIM1_ CH2N </text:p>
          </table:table-cell>
          <table:table-cell office:value-type="string">
            <text:p>USART1 _RTS </text:p>
          </table:table-cell>
          <table:table-cell office:value-type="string">
            <text:p>COMP2 _OUT </text:p>
          </table:table-cell>
          <table:table-cell office:value-type="string">
            <text:p>CAN_TX </text:p>
          </table:table-cell>
          <table:table-cell office:value-type="string">
            <text:p>TIM4_ CH2 </text:p>
          </table:table-cell>
          <table:table-cell office:value-type="string">
            <text:p>TIM1_ ETR </text:p>
          </table:table-cell>
          <table:table-cell table:number-columns-repeated="2"/>
          <table:table-cell office:value-type="string">
            <text:p>USBDP </text:p>
          </table:table-cell>
          <table:table-cell office:value-type="string">
            <text:p>EVENT OUT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13 </text:p>
          </table:table-cell>
          <table:table-cell office:value-type="string">
            <text:p>SWDAT- JTMS </text:p>
          </table:table-cell>
          <table:table-cell office:value-type="string">
            <text:p>TIM16_ CH1N </text:p>
          </table:table-cell>
          <table:table-cell/>
          <table:table-cell office:value-type="string">
            <text:p>TSC_ G4_IO3 </text:p>
          </table:table-cell>
          <table:table-cell/>
          <table:table-cell office:value-type="string">
            <text:p>IR_ OUT </text:p>
          </table:table-cell>
          <table:table-cell/>
          <table:table-cell office:value-type="string">
            <text:p>USART3 _CTS </text:p>
          </table:table-cell>
          <table:table-cell table:number-columns-repeated="2"/>
          <table:table-cell office:value-type="string">
            <text:p>TIM4_ CH3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14 </text:p>
          </table:table-cell>
          <table:table-cell office:value-type="string">
            <text:p>SWCLK- JTCK </text:p>
          </table:table-cell>
          <table:table-cell table:number-columns-repeated="2"/>
          <table:table-cell office:value-type="string">
            <text:p>TSC_ G4_IO4 </text:p>
          </table:table-cell>
          <table:table-cell office:value-type="string">
            <text:p>I2C1_ SDA </text:p>
          </table:table-cell>
          <table:table-cell office:value-type="string">
            <text:p>TIM8_ CH2 </text:p>
          </table:table-cell>
          <table:table-cell office:value-type="string">
            <text:p>TIM1_ BKIN </text:p>
          </table:table-cell>
          <table:table-cell office:value-type="string">
            <text:p>USART2 _TX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5 </text:p>
          </table:table-cell>
          <table:table-cell office:value-type="string">
            <text:p>JTDI </text:p>
          </table:table-cell>
          <table:table-cell office:value-type="string">
            <text:p>TIM2_ CH1_ ETR </text:p>
          </table:table-cell>
          <table:table-cell office:value-type="string">
            <text:p>TIM8_ CH1 </text:p>
          </table:table-cell>
          <table:table-cell/>
          <table:table-cell office:value-type="string">
            <text:p>I2C1_ SCL </text:p>
          </table:table-cell>
          <table:table-cell office:value-type="string">
            <text:p>SPI1_ NSS </text:p>
          </table:table-cell>
          <table:table-cell office:value-type="string">
            <text:p>SPI3_ NSS/ I2S3_ WS </text:p>
          </table:table-cell>
          <table:table-cell office:value-type="string">
            <text:p>USART2 _RX </text:p>
          </table:table-cell>
          <table:table-cell/>
          <table:table-cell office:value-type="string">
            <text:p>TIM1_ BKIN </text:p>
          </table:table-cell>
          <table:table-cell table:number-columns-repeated="5"/>
          <table:table-cell office:value-type="string">
            <text:p>EVENT OUT </text:p>
          </table:table-cell>
          <table:table-cell office:value-type="string">
            <text:p>Port </text:p>
          </table:table-cell>
          <table:table-cell table:number-columns-repeated="7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&amp; Pin </text:p>
          </table:table-cell>
          <table:table-cell office:value-type="string">
            <text:p>AF0 </text:p>
          </table:table-cell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office:value-type="string">
            <text:p>AF8 </text:p>
          </table:table-cell>
          <table:table-cell office:value-type="string">
            <text:p>AF9 </text:p>
          </table:table-cell>
          <table:table-cell office:value-type="string">
            <text:p>AF10 </text:p>
          </table:table-cell>
          <table:table-cell office:value-type="string">
            <text:p>AF12 </text:p>
          </table:table-cell>
          <table:table-cell table:number-columns-repeated="3"/>
          <table:table-cell office:value-type="string">
            <text:p>AF15 </text:p>
          </table:table-cell>
          <table:table-cell office:value-type="string">
            <text:p>Name 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B0 </text:p>
          </table:table-cell>
          <table:table-cell table:number-columns-repeated="2"/>
          <table:table-cell office:value-type="string">
            <text:p>TIM3_ CH3 </text:p>
          </table:table-cell>
          <table:table-cell office:value-type="string">
            <text:p>TSC_ G3_IO2 </text:p>
          </table:table-cell>
          <table:table-cell office:value-type="string">
            <text:p>TIM8_ CH2N </text:p>
          </table:table-cell>
          <table:table-cell/>
          <table:table-cell office:value-type="string">
            <text:p>TIM1_CH2N </text:p>
          </table:table-cell>
          <table:table-cell table:number-columns-repeated="8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B1 </text:p>
          </table:table-cell>
          <table:table-cell table:number-columns-repeated="2"/>
          <table:table-cell office:value-type="string">
            <text:p>TIM3_ CH4 </text:p>
          </table:table-cell>
          <table:table-cell office:value-type="string">
            <text:p>TSC_ G3_IO3 </text:p>
          </table:table-cell>
          <table:table-cell office:value-type="string">
            <text:p>TIM8_ CH3N </text:p>
          </table:table-cell>
          <table:table-cell/>
          <table:table-cell office:value-type="string">
            <text:p>TIM1_CH3N </text:p>
          </table:table-cell>
          <table:table-cell/>
          <table:table-cell office:value-type="string">
            <text:p>COMP4_ OUT </text:p>
          </table:table-cell>
          <table:table-cell table:number-columns-repeated="6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B2 </text:p>
          </table:table-cell>
          <table:table-cell table:number-columns-repeated="3"/>
          <table:table-cell office:value-type="string">
            <text:p>TSC_ G3_IO4 </text:p>
          </table:table-cell>
          <table:table-cell table:number-columns-repeated="11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3 </text:p>
          </table:table-cell>
          <table:table-cell office:value-type="string">
            <text:p>JTDO- TRACE SWO </text:p>
          </table:table-cell>
          <table:table-cell office:value-type="string">
            <text:p>TIM2_ CH2 </text:p>
          </table:table-cell>
          <table:table-cell office:value-type="string">
            <text:p>TIM4_ ETR </text:p>
          </table:table-cell>
          <table:table-cell office:value-type="string">
            <text:p>TSC_ G5_IO1 </text:p>
          </table:table-cell>
          <table:table-cell office:value-type="string">
            <text:p>TIM8_ CH1N </text:p>
          </table:table-cell>
          <table:table-cell office:value-type="string">
            <text:p>SPI1_ SCK </text:p>
          </table:table-cell>
          <table:table-cell office:value-type="string">
            <text:p>SPI3_SCK /I2S3_CK </text:p>
          </table:table-cell>
          <table:table-cell office:value-type="string">
            <text:p>USART2_ TX </text:p>
          </table:table-cell>
          <table:table-cell table:number-columns-repeated="2"/>
          <table:table-cell office:value-type="string">
            <text:p>TIM3_ ETR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4 </text:p>
          </table:table-cell>
          <table:table-cell office:value-type="string">
            <text:p>NJTRST </text:p>
          </table:table-cell>
          <table:table-cell office:value-type="string">
            <text:p>TIM16_ CH1 </text:p>
          </table:table-cell>
          <table:table-cell office:value-type="string">
            <text:p>TIM3_ CH1 </text:p>
          </table:table-cell>
          <table:table-cell office:value-type="string">
            <text:p>TSC_ G5_IO2 </text:p>
          </table:table-cell>
          <table:table-cell office:value-type="string">
            <text:p>TIM8_ CH2N </text:p>
          </table:table-cell>
          <table:table-cell office:value-type="string">
            <text:p>SPI1_ MISO </text:p>
          </table:table-cell>
          <table:table-cell office:value-type="string">
            <text:p>SPI3_MISO/ I2S3ext_SD </text:p>
          </table:table-cell>
          <table:table-cell office:value-type="string">
            <text:p>USART2_ RX </text:p>
          </table:table-cell>
          <table:table-cell table:number-columns-repeated="2"/>
          <table:table-cell office:value-type="string">
            <text:p>TIM17_ BKIN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5 </text:p>
          </table:table-cell>
          <table:table-cell/>
          <table:table-cell office:value-type="string">
            <text:p>TIM16_ BKIN </text:p>
          </table:table-cell>
          <table:table-cell office:value-type="string">
            <text:p>TIM3_ CH2 </text:p>
          </table:table-cell>
          <table:table-cell office:value-type="string">
            <text:p>TIM8_ CH3N </text:p>
          </table:table-cell>
          <table:table-cell office:value-type="string">
            <text:p>I2C1_ SMBA </text:p>
          </table:table-cell>
          <table:table-cell office:value-type="string">
            <text:p>SPI1_ MOSI </text:p>
          </table:table-cell>
          <table:table-cell office:value-type="string">
            <text:p>SPI3_MOSI/ I2S3_SD </text:p>
          </table:table-cell>
          <table:table-cell office:value-type="string">
            <text:p>USART2_ CK </text:p>
          </table:table-cell>
          <table:table-cell table:number-columns-repeated="2"/>
          <table:table-cell office:value-type="string">
            <text:p>TIM17_ CH1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6 </text:p>
          </table:table-cell>
          <table:table-cell/>
          <table:table-cell office:value-type="string">
            <text:p>TIM16_ CH1N </text:p>
          </table:table-cell>
          <table:table-cell office:value-type="string">
            <text:p>TIM4_ CH1 </text:p>
          </table:table-cell>
          <table:table-cell office:value-type="string">
            <text:p>TSC_ G5_IO3 </text:p>
          </table:table-cell>
          <table:table-cell office:value-type="string">
            <text:p>I2C1_SCL </text:p>
          </table:table-cell>
          <table:table-cell office:value-type="string">
            <text:p>TIM8_CH1 </text:p>
          </table:table-cell>
          <table:table-cell office:value-type="string">
            <text:p>TIM8_ ETR </text:p>
          </table:table-cell>
          <table:table-cell office:value-type="string">
            <text:p>USART1_ TX </text:p>
          </table:table-cell>
          <table:table-cell table:number-columns-repeated="2"/>
          <table:table-cell office:value-type="string">
            <text:p>TIM8_ BKIN2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7 </text:p>
          </table:table-cell>
          <table:table-cell/>
          <table:table-cell office:value-type="string">
            <text:p>TIM17_ CH1N </text:p>
          </table:table-cell>
          <table:table-cell office:value-type="string">
            <text:p>TIM4_ CH2 </text:p>
          </table:table-cell>
          <table:table-cell office:value-type="string">
            <text:p>TSC_ G5_IO4 </text:p>
          </table:table-cell>
          <table:table-cell office:value-type="string">
            <text:p>I2C1_ SDA </text:p>
          </table:table-cell>
          <table:table-cell office:value-type="string">
            <text:p>TIM8_ BKIN </text:p>
          </table:table-cell>
          <table:table-cell/>
          <table:table-cell office:value-type="string">
            <text:p>USART1_ RX </text:p>
          </table:table-cell>
          <table:table-cell table:number-columns-repeated="2"/>
          <table:table-cell office:value-type="string">
            <text:p>TIM3_ CH4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8 </text:p>
          </table:table-cell>
          <table:table-cell/>
          <table:table-cell office:value-type="string">
            <text:p>TIM16_ CH1 </text:p>
          </table:table-cell>
          <table:table-cell office:value-type="string">
            <text:p>TIM4_ CH3 </text:p>
          </table:table-cell>
          <table:table-cell office:value-type="string">
            <text:p>TSC_ SYNC </text:p>
          </table:table-cell>
          <table:table-cell office:value-type="string">
            <text:p>I2C1_SCL </text:p>
          </table:table-cell>
          <table:table-cell table:number-columns-repeated="3"/>
          <table:table-cell office:value-type="string">
            <text:p>COMP1_ OUT </text:p>
          </table:table-cell>
          <table:table-cell office:value-type="string">
            <text:p>CAN_RX </text:p>
          </table:table-cell>
          <table:table-cell office:value-type="string">
            <text:p>TIM8_ CH2 </text:p>
          </table:table-cell>
          <table:table-cell office:value-type="string">
            <text:p>TIM1_ BKIN </text:p>
          </table:table-cell>
          <table:table-cell table:number-columns-repeated="3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9 </text:p>
          </table:table-cell>
          <table:table-cell/>
          <table:table-cell office:value-type="string">
            <text:p>TIM17_ CH1 </text:p>
          </table:table-cell>
          <table:table-cell office:value-type="string">
            <text:p>TIM4_ CH4 </text:p>
          </table:table-cell>
          <table:table-cell/>
          <table:table-cell office:value-type="string">
            <text:p>I2C1_ SDA </text:p>
          </table:table-cell>
          <table:table-cell/>
          <table:table-cell office:value-type="string">
            <text:p>IR_OUT </text:p>
          </table:table-cell>
          <table:table-cell/>
          <table:table-cell office:value-type="string">
            <text:p>COMP2_ OUT </text:p>
          </table:table-cell>
          <table:table-cell office:value-type="string">
            <text:p>CAN_TX </text:p>
          </table:table-cell>
          <table:table-cell office:value-type="string">
            <text:p>TIM8_ CH3 </text:p>
          </table:table-cell>
          <table:table-cell table:number-columns-repeated="4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B10 </text:p>
          </table:table-cell>
          <table:table-cell/>
          <table:table-cell office:value-type="string">
            <text:p>TIM2_ CH3 </text:p>
          </table:table-cell>
          <table:table-cell/>
          <table:table-cell office:value-type="string">
            <text:p>TSC_ SYNC </text:p>
          </table:table-cell>
          <table:table-cell table:number-columns-repeated="3"/>
          <table:table-cell office:value-type="string">
            <text:p>USART3_ TX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B11 </text:p>
          </table:table-cell>
          <table:table-cell/>
          <table:table-cell office:value-type="string">
            <text:p>TIM2_ CH4 </text:p>
          </table:table-cell>
          <table:table-cell/>
          <table:table-cell office:value-type="string">
            <text:p>TSC_ G6_IO1 </text:p>
          </table:table-cell>
          <table:table-cell table:number-columns-repeated="3"/>
          <table:table-cell office:value-type="string">
            <text:p>USART3_ RX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B12 </text:p>
          </table:table-cell>
          <table:table-cell table:number-columns-repeated="3"/>
          <table:table-cell office:value-type="string">
            <text:p>TSC_ G6_IO2 </text:p>
          </table:table-cell>
          <table:table-cell office:value-type="string">
            <text:p>I2C2_ SMBA </text:p>
          </table:table-cell>
          <table:table-cell office:value-type="string">
            <text:p>SPI2_NSS/ I2S2_WS </text:p>
          </table:table-cell>
          <table:table-cell office:value-type="string">
            <text:p>TIM1_ BKIN </text:p>
          </table:table-cell>
          <table:table-cell office:value-type="string">
            <text:p>USART3_ CK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&amp; Pin </text:p>
          </table:table-cell>
          <table:table-cell office:value-type="string">
            <text:p>AF0 </text:p>
          </table:table-cell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office:value-type="string">
            <text:p>AF8 </text:p>
          </table:table-cell>
          <table:table-cell office:value-type="string">
            <text:p>AF9 </text:p>
          </table:table-cell>
          <table:table-cell office:value-type="string">
            <text:p>AF10 </text:p>
          </table:table-cell>
          <table:table-cell office:value-type="string">
            <text:p>AF12 </text:p>
          </table:table-cell>
          <table:table-cell table:number-columns-repeated="3"/>
          <table:table-cell office:value-type="string">
            <text:p>AF15 </text:p>
          </table:table-cell>
          <table:table-cell office:value-type="string">
            <text:p>Name 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B13 </text:p>
          </table:table-cell>
          <table:table-cell table:number-columns-repeated="3"/>
          <table:table-cell office:value-type="string">
            <text:p>TSC_ G6_IO3 </text:p>
          </table:table-cell>
          <table:table-cell/>
          <table:table-cell office:value-type="string">
            <text:p>SPI2_SCK/ I2S2_CK </text:p>
          </table:table-cell>
          <table:table-cell office:value-type="string">
            <text:p>TIM1_ CH1N </text:p>
          </table:table-cell>
          <table:table-cell office:value-type="string">
            <text:p>USART3_ CTS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B14 </text:p>
          </table:table-cell>
          <table:table-cell/>
          <table:table-cell office:value-type="string">
            <text:p>TIM15_ CH1 </text:p>
          </table:table-cell>
          <table:table-cell/>
          <table:table-cell office:value-type="string">
            <text:p>TSC_ G6_IO4 </text:p>
          </table:table-cell>
          <table:table-cell/>
          <table:table-cell office:value-type="string">
            <text:p>SPI2_MISO/ I2S2ext_SD </text:p>
          </table:table-cell>
          <table:table-cell office:value-type="string">
            <text:p>TIM1_ CH2N </text:p>
          </table:table-cell>
          <table:table-cell office:value-type="string">
            <text:p>USART3_ RTS </text:p>
          </table:table-cell>
          <table:table-cell table:number-columns-repeated="7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B15 </text:p>
          </table:table-cell>
          <table:table-cell/>
          <table:table-cell office:value-type="string">
            <text:p>TIM15_ CH2 </text:p>
          </table:table-cell>
          <table:table-cell office:value-type="string">
            <text:p>TIM15 _CH1N </text:p>
          </table:table-cell>
          <table:table-cell/>
          <table:table-cell office:value-type="string">
            <text:p>TIM1_ CH3N </text:p>
          </table:table-cell>
          <table:table-cell office:value-type="string">
            <text:p>SPI2_MOSI/ I2S2_SD </text:p>
          </table:table-cell>
          <table:table-cell table:number-columns-repeated="9"/>
          <table:table-cell office:value-type="string">
            <text:p>EVENT OUT </text:p>
          </table:table-cell>
          <table:table-cell table:number-columns-repeated="8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Port &amp; Pin Name </text:p>
          </table:table-cell>
          <table:table-cell/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0 </text:p>
          </table:table-cell>
          <table:table-cell/>
          <table:table-cell office:value-type="string">
            <text:p>EVENTOUT </text:p>
          </table:table-cell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1 </text:p>
          </table:table-cell>
          <table:table-cell/>
          <table:table-cell office:value-type="string">
            <text:p>EVENTOUT 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2 </text:p>
          </table:table-cell>
          <table:table-cell/>
          <table:table-cell office:value-type="string">
            <text:p>EVENTOUT </text:p>
          </table:table-cell>
          <table:table-cell/>
          <table:table-cell office:value-type="string">
            <text:p>COMP7_OUT 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3 </text:p>
          </table:table-cell>
          <table:table-cell/>
          <table:table-cell office:value-type="string">
            <text:p>EVENTOUT </text:p>
          </table:table-cell>
          <table:table-cell table:number-columns-repeated="4"/>
          <table:table-cell office:value-type="string">
            <text:p>TIM1_BKIN2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4 </text:p>
          </table:table-cell>
          <table:table-cell/>
          <table:table-cell office:value-type="string">
            <text:p>EVENTOUT </text:p>
          </table:table-cell>
          <table:table-cell table:number-columns-repeated="5"/>
          <table:table-cell office:value-type="string">
            <text:p>USART1_TX 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5 </text:p>
          </table:table-cell>
          <table:table-cell/>
          <table:table-cell office:value-type="string">
            <text:p>EVENTOUT </text:p>
          </table:table-cell>
          <table:table-cell/>
          <table:table-cell office:value-type="string">
            <text:p>TSC_G3_IO1 </text:p>
          </table:table-cell>
          <table:table-cell table:number-columns-repeated="3"/>
          <table:table-cell office:value-type="string">
            <text:p>USART1_RX 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6 </text:p>
          </table:table-cell>
          <table:table-cell/>
          <table:table-cell office:value-type="string">
            <text:p>EVENTOUT </text:p>
          </table:table-cell>
          <table:table-cell office:value-type="string">
            <text:p>TIM3_CH1 </text:p>
          </table:table-cell>
          <table:table-cell/>
          <table:table-cell office:value-type="string">
            <text:p>TIM8_CH1 </text:p>
          </table:table-cell>
          <table:table-cell/>
          <table:table-cell office:value-type="string">
            <text:p>I2S2_MCK </text:p>
          </table:table-cell>
          <table:table-cell office:value-type="string">
            <text:p>COMP6_OUT 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7 </text:p>
          </table:table-cell>
          <table:table-cell/>
          <table:table-cell office:value-type="string">
            <text:p>EVENTOUT </text:p>
          </table:table-cell>
          <table:table-cell office:value-type="string">
            <text:p>TIM3_CH2 </text:p>
          </table:table-cell>
          <table:table-cell/>
          <table:table-cell office:value-type="string">
            <text:p>TIM8_CH2 </text:p>
          </table:table-cell>
          <table:table-cell/>
          <table:table-cell office:value-type="string">
            <text:p>I2S3_MCK </text:p>
          </table:table-cell>
          <table:table-cell office:value-type="string">
            <text:p>COMP5_OUT 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8 </text:p>
          </table:table-cell>
          <table:table-cell/>
          <table:table-cell office:value-type="string">
            <text:p>EVENTOUT </text:p>
          </table:table-cell>
          <table:table-cell office:value-type="string">
            <text:p>TIM3_CH3 </text:p>
          </table:table-cell>
          <table:table-cell/>
          <table:table-cell office:value-type="string">
            <text:p>TIM8_CH3 </text:p>
          </table:table-cell>
          <table:table-cell table:number-columns-repeated="2"/>
          <table:table-cell office:value-type="string">
            <text:p>COMP3_OUT 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9 </text:p>
          </table:table-cell>
          <table:table-cell/>
          <table:table-cell office:value-type="string">
            <text:p>EVENTOUT </text:p>
          </table:table-cell>
          <table:table-cell office:value-type="string">
            <text:p>TIM3_CH4 </text:p>
          </table:table-cell>
          <table:table-cell/>
          <table:table-cell office:value-type="string">
            <text:p>TIM8_CH4 </text:p>
          </table:table-cell>
          <table:table-cell office:value-type="string">
            <text:p>I2S_CKIN </text:p>
          </table:table-cell>
          <table:table-cell office:value-type="string">
            <text:p>TIM8_BKIN2 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10 </text:p>
          </table:table-cell>
          <table:table-cell/>
          <table:table-cell office:value-type="string">
            <text:p>EVENTOUT </text:p>
          </table:table-cell>
          <table:table-cell table:number-columns-repeated="2"/>
          <table:table-cell office:value-type="string">
            <text:p>TIM8_CH1N </text:p>
          </table:table-cell>
          <table:table-cell office:value-type="string">
            <text:p>UART4_TX </text:p>
          </table:table-cell>
          <table:table-cell office:value-type="string">
            <text:p>SPI3_SCK/I2S3_CK </text:p>
          </table:table-cell>
          <table:table-cell office:value-type="string">
            <text:p>USART3_TX 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11 </text:p>
          </table:table-cell>
          <table:table-cell/>
          <table:table-cell office:value-type="string">
            <text:p>EVENTOUT </text:p>
          </table:table-cell>
          <table:table-cell table:number-columns-repeated="2"/>
          <table:table-cell office:value-type="string">
            <text:p>TIM8_CH2N </text:p>
          </table:table-cell>
          <table:table-cell office:value-type="string">
            <text:p>UART4_RX </text:p>
          </table:table-cell>
          <table:table-cell office:value-type="string">
            <text:p>SPI3_MISO/I2S3ext_SD </text:p>
          </table:table-cell>
          <table:table-cell office:value-type="string">
            <text:p>USART3_RX 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12 </text:p>
          </table:table-cell>
          <table:table-cell/>
          <table:table-cell office:value-type="string">
            <text:p>EVENTOUT </text:p>
          </table:table-cell>
          <table:table-cell table:number-columns-repeated="2"/>
          <table:table-cell office:value-type="string">
            <text:p>TIM8_CH3N </text:p>
          </table:table-cell>
          <table:table-cell office:value-type="string">
            <text:p>UART5_TX </text:p>
          </table:table-cell>
          <table:table-cell office:value-type="string">
            <text:p>SPI3_MOSI/I2S3_SD </text:p>
          </table:table-cell>
          <table:table-cell office:value-type="string">
            <text:p>USART3_CK 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PC13 </text:p>
          </table:table-cell>
          <table:table-cell table:number-columns-repeated="4"/>
          <table:table-cell office:value-type="string">
            <text:p>TIM1_CH1N 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C14 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C15 </text:p>
          </table:table-cell>
          <table:table-cell table:number-columns-repeated="24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Port &amp; Pin Name </text:p>
          </table:table-cell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1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0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CAN_RX 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1 </text:p>
          </table:table-cell>
          <table:table-cell office:value-type="string">
            <text:p>EVENTOUT </text:p>
          </table:table-cell>
          <table:table-cell table:number-columns-repeated="2"/>
          <table:table-cell office:value-type="string">
            <text:p>TIM8_CH4 </text:p>
          </table:table-cell>
          <table:table-cell/>
          <table:table-cell office:value-type="string">
            <text:p>TIM8_BKIN2 </text:p>
          </table:table-cell>
          <table:table-cell office:value-type="string">
            <text:p>CAN_TX 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2 </text:p>
          </table:table-cell>
          <table:table-cell office:value-type="string">
            <text:p>EVENTOUT </text:p>
          </table:table-cell>
          <table:table-cell office:value-type="string">
            <text:p>TIM3_ETR </text:p>
          </table:table-cell>
          <table:table-cell/>
          <table:table-cell office:value-type="string">
            <text:p>TIM8_BKIN </text:p>
          </table:table-cell>
          <table:table-cell office:value-type="string">
            <text:p>UART5_RX 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3 </text:p>
          </table:table-cell>
          <table:table-cell office:value-type="string">
            <text:p>EVENTOUT </text:p>
          </table:table-cell>
          <table:table-cell office:value-type="string">
            <text:p>TIM2_CH1_ETR </text:p>
          </table:table-cell>
          <table:table-cell table:number-columns-repeated="4"/>
          <table:table-cell office:value-type="string">
            <text:p>USART2_CTS 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4 </text:p>
          </table:table-cell>
          <table:table-cell office:value-type="string">
            <text:p>EVENTOUT </text:p>
          </table:table-cell>
          <table:table-cell office:value-type="string">
            <text:p>TIM2_CH2 </text:p>
          </table:table-cell>
          <table:table-cell table:number-columns-repeated="4"/>
          <table:table-cell office:value-type="string">
            <text:p>USART2_RTS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5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USART2_TX 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6 </text:p>
          </table:table-cell>
          <table:table-cell office:value-type="string">
            <text:p>EVENTOUT </text:p>
          </table:table-cell>
          <table:table-cell office:value-type="string">
            <text:p>TIM2_CH4 </text:p>
          </table:table-cell>
          <table:table-cell table:number-columns-repeated="4"/>
          <table:table-cell office:value-type="string">
            <text:p>USART2_RX 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7 </text:p>
          </table:table-cell>
          <table:table-cell office:value-type="string">
            <text:p>EVENTOUT </text:p>
          </table:table-cell>
          <table:table-cell office:value-type="string">
            <text:p>TIM2_CH3 </text:p>
          </table:table-cell>
          <table:table-cell table:number-columns-repeated="4"/>
          <table:table-cell office:value-type="string">
            <text:p>USART2_CK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8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USART3_TX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9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USART3_RX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10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USART3_CK 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11 </text:p>
          </table:table-cell>
          <table:table-cell office:value-type="string">
            <text:p>EVENTOUT </text:p>
          </table:table-cell>
          <table:table-cell table:number-columns-repeated="5"/>
          <table:table-cell office:value-type="string">
            <text:p>USART3_CTS 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12 </text:p>
          </table:table-cell>
          <table:table-cell office:value-type="string">
            <text:p>EVENTOUT </text:p>
          </table:table-cell>
          <table:table-cell office:value-type="string">
            <text:p>TIM4_CH1 </text:p>
          </table:table-cell>
          <table:table-cell office:value-type="string">
            <text:p>TSC_G8_IO1 </text:p>
          </table:table-cell>
          <table:table-cell table:number-columns-repeated="3"/>
          <table:table-cell office:value-type="string">
            <text:p>USART3_RTS 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13 </text:p>
          </table:table-cell>
          <table:table-cell office:value-type="string">
            <text:p>EVENTOUT </text:p>
          </table:table-cell>
          <table:table-cell office:value-type="string">
            <text:p>TIM4_CH2 </text:p>
          </table:table-cell>
          <table:table-cell office:value-type="string">
            <text:p>TSC_G8_IO2 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14 </text:p>
          </table:table-cell>
          <table:table-cell office:value-type="string">
            <text:p>EVENTOUT </text:p>
          </table:table-cell>
          <table:table-cell office:value-type="string">
            <text:p>TIM4_CH3 </text:p>
          </table:table-cell>
          <table:table-cell office:value-type="string">
            <text:p>TSC_G8_IO3 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15 </text:p>
          </table:table-cell>
          <table:table-cell office:value-type="string">
            <text:p>EVENTOUT </text:p>
          </table:table-cell>
          <table:table-cell office:value-type="string">
            <text:p>TIM4_CH4 </text:p>
          </table:table-cell>
          <table:table-cell office:value-type="string">
            <text:p>TSC_G8_IO4 </text:p>
          </table:table-cell>
          <table:table-cell table:number-columns-repeated="2"/>
          <table:table-cell office:value-type="string">
            <text:p>SPI2_NSS </text:p>
          </table:table-cell>
          <table:table-cell table:number-columns-repeated="18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Port &amp; Pin Name </text:p>
          </table:table-cell>
          <table:table-cell office:value-type="string">
            <text:p>AF0 </text:p>
          </table:table-cell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0 </text:p>
          </table:table-cell>
          <table:table-cell/>
          <table:table-cell office:value-type="string">
            <text:p>EVENTOUT </text:p>
          </table:table-cell>
          <table:table-cell office:value-type="string">
            <text:p>TIM4_ETR </text:p>
          </table:table-cell>
          <table:table-cell/>
          <table:table-cell office:value-type="string">
            <text:p>TIM16_CH1 </text:p>
          </table:table-cell>
          <table:table-cell/>
          <table:table-cell office:value-type="string">
            <text:p>USART1_TX 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1 </text:p>
          </table:table-cell>
          <table:table-cell/>
          <table:table-cell office:value-type="string">
            <text:p>EVENTOUT </text:p>
          </table:table-cell>
          <table:table-cell table:number-columns-repeated="2"/>
          <table:table-cell office:value-type="string">
            <text:p>TIM17_CH1 </text:p>
          </table:table-cell>
          <table:table-cell/>
          <table:table-cell office:value-type="string">
            <text:p>USART1_RX 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2 </text:p>
          </table:table-cell>
          <table:table-cell office:value-type="string">
            <text:p>TRACECK </text:p>
          </table:table-cell>
          <table:table-cell office:value-type="string">
            <text:p>EVENTOUT </text:p>
          </table:table-cell>
          <table:table-cell office:value-type="string">
            <text:p>TIM3_CH1 </text:p>
          </table:table-cell>
          <table:table-cell office:value-type="string">
            <text:p>TSC_G7_IO1 </text:p>
          </table:table-cell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3 </text:p>
          </table:table-cell>
          <table:table-cell office:value-type="string">
            <text:p>TRACED0 </text:p>
          </table:table-cell>
          <table:table-cell office:value-type="string">
            <text:p>EVENTOUT </text:p>
          </table:table-cell>
          <table:table-cell office:value-type="string">
            <text:p>TIM3_CH2 </text:p>
          </table:table-cell>
          <table:table-cell office:value-type="string">
            <text:p>TSC_G7_IO2 </text:p>
          </table:table-cell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4 </text:p>
          </table:table-cell>
          <table:table-cell office:value-type="string">
            <text:p>TRACED1 </text:p>
          </table:table-cell>
          <table:table-cell office:value-type="string">
            <text:p>EVENTOUT </text:p>
          </table:table-cell>
          <table:table-cell office:value-type="string">
            <text:p>TIM3_CH3 </text:p>
          </table:table-cell>
          <table:table-cell office:value-type="string">
            <text:p>TSC_G7_IO3 </text:p>
          </table:table-cell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5 </text:p>
          </table:table-cell>
          <table:table-cell office:value-type="string">
            <text:p>TRACED2 </text:p>
          </table:table-cell>
          <table:table-cell office:value-type="string">
            <text:p>EVENTOUT </text:p>
          </table:table-cell>
          <table:table-cell office:value-type="string">
            <text:p>TIM3_CH4 </text:p>
          </table:table-cell>
          <table:table-cell office:value-type="string">
            <text:p>TSC_G7_IO4 </text:p>
          </table:table-cell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6 </text:p>
          </table:table-cell>
          <table:table-cell office:value-type="string">
            <text:p>TRACED3 </text:p>
          </table:table-cell>
          <table:table-cell office:value-type="string">
            <text:p>EVENTOUT 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7 </text:p>
          </table:table-cell>
          <table:table-cell/>
          <table:table-cell office:value-type="string">
            <text:p>EVENTOUT </text:p>
          </table:table-cell>
          <table:table-cell office:value-type="string">
            <text:p>TIM1_ETR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8 </text:p>
          </table:table-cell>
          <table:table-cell/>
          <table:table-cell office:value-type="string">
            <text:p>EVENTOUT </text:p>
          </table:table-cell>
          <table:table-cell office:value-type="string">
            <text:p>TIM1_CH1N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9 </text:p>
          </table:table-cell>
          <table:table-cell/>
          <table:table-cell office:value-type="string">
            <text:p>EVENTOUT </text:p>
          </table:table-cell>
          <table:table-cell office:value-type="string">
            <text:p>TIM1_CH1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10 </text:p>
          </table:table-cell>
          <table:table-cell/>
          <table:table-cell office:value-type="string">
            <text:p>EVENTOUT </text:p>
          </table:table-cell>
          <table:table-cell office:value-type="string">
            <text:p>TIM1_CH2N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11 </text:p>
          </table:table-cell>
          <table:table-cell/>
          <table:table-cell office:value-type="string">
            <text:p>EVENTOUT </text:p>
          </table:table-cell>
          <table:table-cell office:value-type="string">
            <text:p>TIM1_CH2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12 </text:p>
          </table:table-cell>
          <table:table-cell/>
          <table:table-cell office:value-type="string">
            <text:p>EVENTOUT </text:p>
          </table:table-cell>
          <table:table-cell office:value-type="string">
            <text:p>TIM1_CH3N 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13 </text:p>
          </table:table-cell>
          <table:table-cell/>
          <table:table-cell office:value-type="string">
            <text:p>EVENTOUT </text:p>
          </table:table-cell>
          <table:table-cell office:value-type="string">
            <text:p>TIM1_CH3 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14 </text:p>
          </table:table-cell>
          <table:table-cell/>
          <table:table-cell office:value-type="string">
            <text:p>EVENTOUT </text:p>
          </table:table-cell>
          <table:table-cell office:value-type="string">
            <text:p>TIM1_CH4 </text:p>
          </table:table-cell>
          <table:table-cell table:number-columns-repeated="2"/>
          <table:table-cell office:value-type="string">
            <text:p>TIM1_BKIN2 </text:p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15 </text:p>
          </table:table-cell>
          <table:table-cell/>
          <table:table-cell office:value-type="string">
            <text:p>EVENTOUT </text:p>
          </table:table-cell>
          <table:table-cell office:value-type="string">
            <text:p>TIM1_BKIN </text:p>
          </table:table-cell>
          <table:table-cell table:number-columns-repeated="3"/>
          <table:table-cell office:value-type="string">
            <text:p>USART3_RX </text:p>
          </table:table-cell>
          <table:table-cell table:number-columns-repeated="17"/>
        </table:table-row>
        <table:table-row table:style-name="ro1">
          <table:table-cell office:value-type="string">
            <text:p>AF n┬░ </text:p>
          </table:table-cell>
          <table:table-cell office:value-type="string">
            <text:p>Port &amp; Pin Name </text:p>
          </table:table-cell>
          <table:table-cell/>
          <table:table-cell office:value-type="string">
            <text:p>AF1 </text:p>
          </table:table-cell>
          <table:table-cell office:value-type="string">
            <text:p>AF2 </text:p>
          </table:table-cell>
          <table:table-cell office:value-type="string">
            <text:p>AF3 </text:p>
          </table:table-cell>
          <table:table-cell office:value-type="string">
            <text:p>AF4 </text:p>
          </table:table-cell>
          <table:table-cell office:value-type="string">
            <text:p>AF5 </text:p>
          </table:table-cell>
          <table:table-cell office:value-type="string">
            <text:p>AF6 </text:p>
          </table:table-cell>
          <table:table-cell office:value-type="string">
            <text:p>AF7 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F0 </text:p>
          </table:table-cell>
          <table:table-cell table:number-columns-repeated="4"/>
          <table:table-cell office:value-type="string">
            <text:p>I2C2_SDA </text:p>
          </table:table-cell>
          <table:table-cell/>
          <table:table-cell office:value-type="string">
            <text:p>TIM1_CH3N 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F1 </text:p>
          </table:table-cell>
          <table:table-cell table:number-columns-repeated="4"/>
          <table:table-cell office:value-type="string">
            <text:p>I2C2_SCL 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F2 </text:p>
          </table:table-cell>
          <table:table-cell/>
          <table:table-cell office:value-type="string">
            <text:p>EVENTOUT </text:p>
          </table:table-cell>
          <table:table-cell table:number-columns-repeated="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F4 </text:p>
          </table:table-cell>
          <table:table-cell/>
          <table:table-cell office:value-type="string">
            <text:p>EVENTOUT </text:p>
          </table:table-cell>
          <table:table-cell office:value-type="string">
            <text:p>COMP1_OUT 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F6 </text:p>
          </table:table-cell>
          <table:table-cell/>
          <table:table-cell office:value-type="string">
            <text:p>EVENTOUT </text:p>
          </table:table-cell>
          <table:table-cell office:value-type="string">
            <text:p>TIM4_CH4 </text:p>
          </table:table-cell>
          <table:table-cell/>
          <table:table-cell office:value-type="string">
            <text:p>I2C2_SCL </text:p>
          </table:table-cell>
          <table:table-cell table:number-columns-repeated="2"/>
          <table:table-cell office:value-type="string">
            <text:p>USART3_RTS 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F9 </text:p>
          </table:table-cell>
          <table:table-cell/>
          <table:table-cell office:value-type="string">
            <text:p>EVENTOUT </text:p>
          </table:table-cell>
          <table:table-cell/>
          <table:table-cell office:value-type="string">
            <text:p>TIM15_CH1 </text:p>
          </table:table-cell>
          <table:table-cell/>
          <table:table-cell office:value-type="string">
            <text:p>SPI2_SCK </text:p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F10 </text:p>
          </table:table-cell>
          <table:table-cell/>
          <table:table-cell office:value-type="string">
            <text:p>EVENTOUT </text:p>
          </table:table-cell>
          <table:table-cell/>
          <table:table-cell office:value-type="string">
            <text:p>TIM15_CH2 </text:p>
          </table:table-cell>
          <table:table-cell/>
          <table:table-cell office:value-type="string">
            <text:p>SPI2_SCK 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6" meta:object-count="0"/>
    <meta:generator>LibreOffice/3.5$Linux_X86_64 LibreOffice_project/350m1$Build-2</meta:generator>
  </office:meta>
</office:document-meta>
</file>